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office:font-face-decls>
  <office:automatic-styles>
    <style:style style:name="P1" style:family="paragraph" style:parent-style-name="Standard">
      <style:text-properties officeooo:paragraph-rsid="0014862d"/>
    </style:style>
    <style:style style:name="P2" style:family="paragraph" style:parent-style-name="Standard">
      <style:text-properties officeooo:rsid="0014862d" officeooo:paragraph-rsid="0014862d"/>
    </style:style>
    <style:style style:name="P3" style:family="paragraph" style:parent-style-name="Standard">
      <style:text-properties fo:font-style="italic" officeooo:rsid="0014c429" officeooo:paragraph-rsid="0014c429" style:font-style-asian="italic" style:font-style-complex="italic"/>
    </style:style>
    <style:style style:name="T1" style:family="text">
      <style:text-properties officeooo:rsid="0014862d"/>
    </style:style>
    <style:style style:name="T2" style:family="text">
      <style:text-properties fo:font-style="italic" style:font-style-asian="italic" style:font-style-complex="italic"/>
    </style:style>
    <style:style style:name="T3" style:family="text">
      <style:text-properties fo:font-style="italic" officeooo:rsid="0014c429"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tails of the Phishing Simulation:</text:p>
      <text:p text:style-name="Standard"/>
      <text:p text:style-name="Standard">Date and Time: <text:span text:style-name="T1">Year of 2024</text:span></text:p>
      <text:p text:style-name="Standard"/>
      <text:p text:style-name="Standard">Duration: <text:span text:style-name="T1">1 Year</text:span></text:p>
      <text:p text:style-name="Standard"/>
      <text:p text:style-name="Standard">Description: Participants may receive simulated phishing emails that mimic common tactics used by cyber attackers. These emails are not real and are created solely for educational purposes. No actual personal or sensitive information will be collected during this exercise.</text:p>
      <text:p text:style-name="Standard"/>
      <text:p text:style-name="Standard">Participant Consent:</text:p>
      <text:p text:style-name="Standard"/>
      <text:p text:style-name="P1">I, ____________________________ <text:s/>, acknowledge that I have been informed about the upcoming phishing simulation exercise. I understand that this is a simulated activity conducted for educational purposes only.</text:p>
      <text:p text:style-name="Standard"/>
      <text:p text:style-name="Standard">I voluntarily consent to participate in the phishing simulation exercise and understand that I have the option to opt-out by notifying [Organizer's Contact Information] in writing before the specified date.</text:p>
      <text:p text:style-name="Standard"/>
      <text:p text:style-name="P1">Participant Signature: _________________________</text:p>
      <text:p text:style-name="Standard"/>
      <text:p text:style-name="P1">Date: _________________________</text:p>
      <text:p text:style-name="Standard"/>
      <text:p text:style-name="Standard">Contact Information:</text:p>
      <text:p text:style-name="Standard"/>
      <text:p text:style-name="Standard">If you have any questions or concerns about the phishing simulation, please contact:</text:p>
      <text:p text:style-name="Standard"/>
      <text:p text:style-name="P3">Name</text:p>
      <text:p text:style-name="P3">Position</text:p>
      <text:p text:style-name="P2"><text:span text:style-name="T3">#########</text:span> (<text:span text:style-name="T3">email</text:span>)</text:p>
      <text:p text:style-name="Standard"/>
      <text:p text:style-name="Standard">Thank you for your cooperation and commitment to improving our collective cybersecurity knowledge.</text:p>
      <text:p text:style-name="Standard"/>
      <text:p text:style-name="Standard">Sincerely,</text:p>
      <text:p text:style-name="Standard"/>
      <text:p text:style-name="P3">Company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Ubuntu" fo:font-size="12pt" fo:language="en" fo:country="CA"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Ubuntu" fo:font-size="12pt" fo:language="en" fo:country="CA"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Ubuntu" fo:font-family="Ubuntu"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3:57:12.479052742</meta:creation-date>
    <dc:date>2024-01-24T10:03:28.106835500</dc:date>
    <meta:editing-duration>PT2M55S</meta:editing-duration>
    <meta:editing-cycles>2</meta:editing-cycles>
    <meta:generator>LibreOffice/7.6.4.1$Linux_X86_64 LibreOffice_project/e19e193f88cd6c0525a17fb7a176ed8e6a3e2aa1</meta:generator>
    <meta:document-statistic meta:table-count="0" meta:image-count="0" meta:object-count="0" meta:page-count="1" meta:paragraph-count="17" meta:word-count="153" meta:character-count="1118" meta:non-whitespace-character-count="981"/>
  </office:meta>
</office:document-meta>
</file>